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94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831cm"/>
    </style:style>
    <style:style style:name="co7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ří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_specification</text:p>
          </table:table-cell>
          <table:table-cell table:style-name="ce1" office:value-type="string" calcext:value-type="string">
            <text:p>dict_name</text:p>
          </table:table-cell>
        </table:table-row>
        <table:table-row table:style-name="ro1">
          <table:table-cell table:formula="of:=[.B2]&amp;&quot;|&quot;&amp;[.C2]&amp;&quot;|&quot;&amp;[.D2]&amp;&quot;|&quot;&amp;[.E2]" office:value-type="string" office:string-value="1|Predmet|Informace o předmětu|predmet" calcext:value-type="string">
            <text:p>1|Predmet|Informace o předmětu|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Informace o předmětu</text:p>
          </table:table-cell>
          <table:table-cell office:value-type="string" calcext:value-type="string">
            <text:p>predmet</text:p>
          </table:table-cell>
        </table:table-row>
        <table:table-row table:style-name="ro1">
          <table:table-cell table:formula="of:=[.B3]&amp;&quot;|&quot;&amp;[.C3]&amp;&quot;|&quot;&amp;[.D3]&amp;&quot;|&quot;&amp;[.E3]" office:value-type="string" office:string-value="2|Zamestnanec|Informace o zaměstnancích|zamestnanec" calcext:value-type="string">
            <text:p>2|Zamestnanec|Informace o zaměstnancích|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estnanec</text:p>
          </table:table-cell>
          <table:table-cell office:value-type="string" calcext:value-type="string">
            <text:p>Informace o zaměstnancích</text:p>
          </table:table-cell>
          <table:table-cell office:value-type="string" calcext:value-type="string">
            <text:p>zamestnanec</text:p>
          </table:table-cell>
        </table:table-row>
        <table:table-row table:style-name="ro1">
          <table:table-cell table:formula="of:=[.B4]&amp;&quot;|&quot;&amp;[.C4]&amp;&quot;|&quot;&amp;[.D4]&amp;&quot;|&quot;&amp;[.E4]" office:value-type="string" office:string-value="3|StudijniSkupina|Popis studijní skupiny|studijni_skupina" calcext:value-type="string">
            <text:p>3|StudijniSkupina|Popis studijní skupiny|studijni_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ijniSkupina</text:p>
          </table:table-cell>
          <table:table-cell office:value-type="string" calcext:value-type="string">
            <text:p>Popis studijní skupiny</text:p>
          </table:table-cell>
          <table:table-cell office:value-type="string" calcext:value-type="string">
            <text:p>studijni_skupina</text:p>
          </table:table-cell>
        </table:table-row>
        <table:table-row table:style-name="ro1">
          <table:table-cell table:formula="of:=[.B5]&amp;&quot;|&quot;&amp;[.C5]&amp;&quot;|&quot;&amp;[.D5]&amp;&quot;|&quot;&amp;[.E5]" office:value-type="string" office:string-value="4|PracovniStitek|Definice pracovního štítku|pracovni_stitek" calcext:value-type="string">
            <text:p>4|PracovniStitek|Definice pracovního štítku|pracovni_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Stitek</text:p>
          </table:table-cell>
          <table:table-cell office:value-type="string" calcext:value-type="string">
            <text:p>Definice pracovního štítku</text:p>
          </table:table-cell>
          <table:table-cell office:value-type="string" calcext:value-type="string">
            <text:p>pracovni_stitek</text:p>
          </table:table-cell>
        </table:table-row>
      </table:table>
      <table:table table:name="atributy" table:style-name="ta1"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atribut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key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specification</text:p>
          </table:table-cell>
          <table:table-cell table:style-name="ce1" office:value-type="string" calcext:value-type="string">
            <text:p>is_default</text:p>
          </table:table-cell>
          <table:table-cell table:style-name="ce1" office:value-type="string" calcext:value-type="string">
            <text:p>default_value</text:p>
          </table:table-cell>
          <table:table-cell office:value-type="string" calcext:value-type="string">
            <text:p>foreign_table</text:p>
          </table:table-cell>
          <table:table-cell office:value-type="string" calcext:value-type="string">
            <text:p>foreign_atribute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" office:value-type="string" office:string-value="Predmet|1|id_predmet|1|serial|Vlastní klíč; slouží k párování s ostatními třídami.|0|||" calcext:value-type="string">
            <text:p>Predmet|1|id_predmet|1|serial|Vlastní klíč; slouží k párování s ostatními třídami.|0|||</text:p>
          </table:table-cell>
          <table:table-cell office:value-type="string" calcext:value-type="string">
            <text:p>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" office:value-type="string" office:string-value="Predmet|2|zkratka|0|varchar(20)||0|||" calcext:value-type="string">
            <text:p>Predmet|2|zkratka|0|varchar(20)||0|||</text:p>
          </table:table-cell>
          <table:table-cell office:value-type="string" calcext:value-type="string">
            <text:p>Pred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" office:value-type="string" office:string-value="Predmet|3|nazev|0|varchar(50)||0|||" calcext:value-type="string">
            <text:p>Predmet|3|nazev|0|varchar(50)||0|||</text:p>
          </table:table-cell>
          <table:table-cell office:value-type="string" calcext:value-type="string">
            <text:p>Pred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" office:value-type="string" office:string-value="Predmet|4|hodin_prednaska|0|Integer||0|||" calcext:value-type="string">
            <text:p>Predmet|4|hodin_prednaska|0|Integer||0|||</text:p>
          </table:table-cell>
          <table:table-cell office:value-type="string" calcext:value-type="string">
            <text:p>Pred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din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" office:value-type="string" office:string-value="Predmet|5|hodin_seminar|0|Integer||0|||" calcext:value-type="string">
            <text:p>Predmet|5|hodin_seminar|0|Integer||0|||</text:p>
          </table:table-cell>
          <table:table-cell office:value-type="string" calcext:value-type="string">
            <text:p>Pred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din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" office:value-type="string" office:string-value="Predmet|6|hodin_cviceni|0|Integer||0|||" calcext:value-type="string">
            <text:p>Predmet|6|hodin_cviceni|0|Integer||0|||</text:p>
          </table:table-cell>
          <table:table-cell office:value-type="string" calcext:value-type="string">
            <text:p>Pred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din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" office:value-type="string" office:string-value="Predmet|7|pocet_tydnu|0|Integer||0|||" calcext:value-type="string">
            <text:p>Predmet|7|pocet_tydnu|0|Integer||0|||</text:p>
          </table:table-cell>
          <table:table-cell office:value-type="string" calcext:value-type="string">
            <text:p>Pred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" office:value-type="string" office:string-value="Predmet|8|jazyk|0|varchar(20)||0|||" calcext:value-type="string">
            <text:p>Predmet|8|jazyk|0|varchar(20)||0|||</text:p>
          </table:table-cell>
          <table:table-cell office:value-type="string" calcext:value-type="string">
            <text:p>Pred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" office:value-type="string" office:string-value="Predmet|9|studium|0|varchar(20)||0|||" calcext:value-type="string">
            <text:p>Predmet|9|studium|0|varchar(20)||0|||</text:p>
          </table:table-cell>
          <table:table-cell office:value-type="string" calcext:value-type="string">
            <text:p>Predm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" office:value-type="string" office:string-value="Predmet|10|rocnik|0|Integer||0|||" calcext:value-type="string">
            <text:p>Predmet|10|rocnik|0|Integer||0|||</text:p>
          </table:table-cell>
          <table:table-cell office:value-type="string" calcext:value-type="string">
            <text:p>Predm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" office:value-type="string" office:string-value="Predmet|11|semestr|0|varchar(20)||0|||" calcext:value-type="string">
            <text:p>Predmet|11|semestr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" office:value-type="string" office:string-value="Predmet|12|ukonceni|0|varchar(20)||0|||" calcext:value-type="string">
            <text:p>Predmet|12|ukonceni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kon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" office:value-type="string" office:string-value="Predmet|13|pocet_kreditu|0|Integer||0|||" calcext:value-type="string">
            <text:p>Predmet|13|pocet_kreditu|0|Integer||0|||</text:p>
          </table:table-cell>
          <table:table-cell office:value-type="string" calcext:value-type="string">
            <text:p>Predm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cet_kredi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" office:value-type="string" office:string-value="Zamestnanec|1|id_zamestnanec|1|serial|Vlastní klíč; slouží k párování s ostatními třídami.|0|||" calcext:value-type="string">
            <text:p>Zamestnanec|1|id_zamestnanec|1|serial|Vlastní klíč; slouží k párování s ostatními třídami.|0|||</text:p>
          </table:table-cell>
          <table:table-cell office:value-type="string" calcext:value-type="string">
            <text:p>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" office:value-type="string" office:string-value="Zamestnanec|2|jmeno|0|varchar(50)||0|||" calcext:value-type="string">
            <text:p>Zamestnanec|2|jmeno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m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" office:value-type="string" office:string-value="Zamestnanec|3|prijmeni|0|varchar(50)||0|||" calcext:value-type="string">
            <text:p>Zamestnanec|3|prijme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jm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" office:value-type="string" office:string-value="Zamestnanec|4|mobilni_telefon|0|varchar(50)||0|||" calcext:value-type="string">
            <text:p>Zamestnanec|4|mobilni_telefon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bilni_telef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" office:value-type="string" office:string-value="Zamestnanec|5|telefon_pracovni|0|varchar(50)||0|||" calcext:value-type="string">
            <text:p>Zamestnanec|5|telefon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lefon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" office:value-type="string" office:string-value="Zamestnanec|6|email_pracovni|0|varchar(50)||0|||" calcext:value-type="string">
            <text:p>Zamestnanec|6|email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ail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" office:value-type="string" office:string-value="Zamestnanec|7|email_nahradni|0|varchar(50)||0|||" calcext:value-type="string">
            <text:p>Zamestnanec|7|email_nahrad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ail_nahrad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2]&amp;&quot;|&quot;&amp;[.C22]&amp;&quot;|&quot;&amp;[.D22]&amp;&quot;|&quot;&amp;[.E22]&amp;&quot;|&quot;&amp;[.F22]&amp;&quot;|&quot;&amp;[.G22]&amp;&quot;|&quot;&amp;[.H22]&amp;&quot;|&quot;&amp;[.I22]&amp;&quot;|&quot;&amp;[.J22]&amp;&quot;|&quot;&amp;[.K22]" office:value-type="string" office:string-value="Zamestnanec|8|je_doktorand|0|boolean||0|||" calcext:value-type="string">
            <text:p>Zamestnanec|8|je_doktorand|0|boolean||0|||</text:p>
          </table:table-cell>
          <table:table-cell office:value-type="string" calcext:value-type="string">
            <text:p>Zamestnan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_doktor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3]&amp;&quot;|&quot;&amp;[.C23]&amp;&quot;|&quot;&amp;[.D23]&amp;&quot;|&quot;&amp;[.E23]&amp;&quot;|&quot;&amp;[.F23]&amp;&quot;|&quot;&amp;[.G23]&amp;&quot;|&quot;&amp;[.H23]&amp;&quot;|&quot;&amp;[.I23]&amp;&quot;|&quot;&amp;[.J23]&amp;&quot;|&quot;&amp;[.K23]" office:value-type="string" office:string-value="Zamestnanec|9|uvazek|0|double precision||0|||" calcext:value-type="string">
            <text:p>Zamestnanec|9|uvazek|0|double precision||0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vaz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4]&amp;&quot;|&quot;&amp;[.C24]&amp;&quot;|&quot;&amp;[.D24]&amp;&quot;|&quot;&amp;[.E24]&amp;&quot;|&quot;&amp;[.F24]&amp;&quot;|&quot;&amp;[.G24]&amp;&quot;|&quot;&amp;[.H24]&amp;&quot;|&quot;&amp;[.I24]&amp;&quot;|&quot;&amp;[.J24]&amp;&quot;|&quot;&amp;[.K24]" office:value-type="string" office:string-value="Zamestnanec|10|pracovni_body|0|double precision||0|||" calcext:value-type="string">
            <text:p>Zamestnanec|10|pracovni_body|0|double precision||0|||</text:p>
          </table:table-cell>
          <table:table-cell office:value-type="string" calcext:value-type="string">
            <text:p>Zamestnan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5]&amp;&quot;|&quot;&amp;[.C25]&amp;&quot;|&quot;&amp;[.D25]&amp;&quot;|&quot;&amp;[.E25]&amp;&quot;|&quot;&amp;[.F25]&amp;&quot;|&quot;&amp;[.G25]&amp;&quot;|&quot;&amp;[.H25]&amp;&quot;|&quot;&amp;[.I25]&amp;&quot;|&quot;&amp;[.J25]&amp;&quot;|&quot;&amp;[.K25]" office:value-type="string" office:string-value="Zamestnanec|11|pracovni_body_anglictina|0|double precision||0|||" calcext:value-type="string">
            <text:p>Zamestnanec|11|pracovni_body_anglictina|0|double precision||0|||</text:p>
          </table:table-cell>
          <table:table-cell office:value-type="string" calcext:value-type="string">
            <text:p>Zamestnane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covni_body_anglict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6]&amp;&quot;|&quot;&amp;[.C26]&amp;&quot;|&quot;&amp;[.D26]&amp;&quot;|&quot;&amp;[.E26]&amp;&quot;|&quot;&amp;[.F26]&amp;&quot;|&quot;&amp;[.G26]&amp;&quot;|&quot;&amp;[.H26]&amp;&quot;|&quot;&amp;[.I26]&amp;&quot;|&quot;&amp;[.J26]&amp;&quot;|&quot;&amp;[.K26]" office:value-type="string" office:string-value="StudijniSkupina|1|id_studijni_skupina|1|serial|Vlastní klíč; slouží k párování s ostatními třídami.|0|||" calcext:value-type="string">
            <text:p>StudijniSkupina|1|id_studijni_skupina|1|serial|Vlastní klíč; slouží k párování s ostatními třídami.|0|||</text:p>
          </table:table-cell>
          <table:table-cell office:value-type="string" calcext:value-type="string">
            <text:p>Studijni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udijni_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7]&amp;&quot;|&quot;&amp;[.C27]&amp;&quot;|&quot;&amp;[.D27]&amp;&quot;|&quot;&amp;[.E27]&amp;&quot;|&quot;&amp;[.F27]&amp;&quot;|&quot;&amp;[.G27]&amp;&quot;|&quot;&amp;[.H27]&amp;&quot;|&quot;&amp;[.I27]&amp;&quot;|&quot;&amp;[.J27]&amp;&quot;|&quot;&amp;[.K27]" office:value-type="string" office:string-value="StudijniSkupina|2|zkratka|0|varchar(20)||0|||" calcext:value-type="string">
            <text:p>StudijniSkupina|2|zkratka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8]&amp;&quot;|&quot;&amp;[.C28]&amp;&quot;|&quot;&amp;[.D28]&amp;&quot;|&quot;&amp;[.E28]&amp;&quot;|&quot;&amp;[.F28]&amp;&quot;|&quot;&amp;[.G28]&amp;&quot;|&quot;&amp;[.H28]&amp;&quot;|&quot;&amp;[.I28]&amp;&quot;|&quot;&amp;[.J28]&amp;&quot;|&quot;&amp;[.K28]" office:value-type="string" office:string-value="StudijniSkupina|3|nazev|0|varchar(50)||0|||" calcext:value-type="string">
            <text:p>StudijniSkupina|3|nazev|0|varchar(50)||0|||</text:p>
          </table:table-cell>
          <table:table-cell office:value-type="string" calcext:value-type="string">
            <text:p>Studijni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9]&amp;&quot;|&quot;&amp;[.C29]&amp;&quot;|&quot;&amp;[.D29]&amp;&quot;|&quot;&amp;[.E29]&amp;&quot;|&quot;&amp;[.F29]&amp;&quot;|&quot;&amp;[.G29]&amp;&quot;|&quot;&amp;[.H29]&amp;&quot;|&quot;&amp;[.I29]&amp;&quot;|&quot;&amp;[.J29]&amp;&quot;|&quot;&amp;[.K29]" office:value-type="string" office:string-value="StudijniSkupina|4|studium|0|varchar(20)||0|||" calcext:value-type="string">
            <text:p>StudijniSkupina|4|studium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0]&amp;&quot;|&quot;&amp;[.C30]&amp;&quot;|&quot;&amp;[.D30]&amp;&quot;|&quot;&amp;[.E30]&amp;&quot;|&quot;&amp;[.F30]&amp;&quot;|&quot;&amp;[.G30]&amp;&quot;|&quot;&amp;[.H30]&amp;&quot;|&quot;&amp;[.I30]&amp;&quot;|&quot;&amp;[.J30]&amp;&quot;|&quot;&amp;[.K30]" office:value-type="string" office:string-value="StudijniSkupina|5|rocnik|0|Integer||0|||" calcext:value-type="string">
            <text:p>StudijniSkupina|5|rocnik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1]&amp;&quot;|&quot;&amp;[.C31]&amp;&quot;|&quot;&amp;[.D31]&amp;&quot;|&quot;&amp;[.E31]&amp;&quot;|&quot;&amp;[.F31]&amp;&quot;|&quot;&amp;[.G31]&amp;&quot;|&quot;&amp;[.H31]&amp;&quot;|&quot;&amp;[.I31]&amp;&quot;|&quot;&amp;[.J31]&amp;&quot;|&quot;&amp;[.K31]" office:value-type="string" office:string-value="StudijniSkupina|6|semestr|0|varchar(20)||0|||" calcext:value-type="string">
            <text:p>StudijniSkupina|6|semestr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2]&amp;&quot;|&quot;&amp;[.C32]&amp;&quot;|&quot;&amp;[.D32]&amp;&quot;|&quot;&amp;[.E32]&amp;&quot;|&quot;&amp;[.F32]&amp;&quot;|&quot;&amp;[.G32]&amp;&quot;|&quot;&amp;[.H32]&amp;&quot;|&quot;&amp;[.I32]&amp;&quot;|&quot;&amp;[.J32]&amp;&quot;|&quot;&amp;[.K32]" office:value-type="string" office:string-value="StudijniSkupina|7|pocet_studentu|0|Integer||0|||" calcext:value-type="string">
            <text:p>StudijniSkupina|7|pocet_studentu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3]&amp;&quot;|&quot;&amp;[.C33]&amp;&quot;|&quot;&amp;[.D33]&amp;&quot;|&quot;&amp;[.E33]&amp;&quot;|&quot;&amp;[.F33]&amp;&quot;|&quot;&amp;[.G33]&amp;&quot;|&quot;&amp;[.H33]&amp;&quot;|&quot;&amp;[.I33]&amp;&quot;|&quot;&amp;[.J33]&amp;&quot;|&quot;&amp;[.K33]" office:value-type="string" office:string-value="PracovniStitek|1|id_pracovni_stitek|1|serial|Vlastní klíč; slouží k párování s ostatními třídami.|0|||" calcext:value-type="string">
            <text:p>PracovniStitek|1|id_pracovni_stitek|1|serial|Vlastní klíč; slouží k párování s ostatními třídami.|0|||</text:p>
          </table:table-cell>
          <table:table-cell office:value-type="string" calcext:value-type="string">
            <text:p>Pracovni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4]&amp;&quot;|&quot;&amp;[.C34]&amp;&quot;|&quot;&amp;[.D34]&amp;&quot;|&quot;&amp;[.E34]&amp;&quot;|&quot;&amp;[.F34]&amp;&quot;|&quot;&amp;[.G34]&amp;&quot;|&quot;&amp;[.H34]&amp;&quot;|&quot;&amp;[.I34]&amp;&quot;|&quot;&amp;[.J34]&amp;&quot;|&quot;&amp;[.K34]" office:value-type="string" office:string-value="PracovniStitek|2|nazev|0|varchar(50)||0|||" calcext:value-type="string">
            <text:p>PracovniStitek|2|nazev|0|varchar(50)||0|||</text:p>
          </table:table-cell>
          <table:table-cell office:value-type="string" calcext:value-type="string">
            <text:p>PracovniSti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5]&amp;&quot;|&quot;&amp;[.C35]&amp;&quot;|&quot;&amp;[.D35]&amp;&quot;|&quot;&amp;[.E35]&amp;&quot;|&quot;&amp;[.F35]&amp;&quot;|&quot;&amp;[.G35]&amp;&quot;|&quot;&amp;[.H35]&amp;&quot;|&quot;&amp;[.I35]&amp;&quot;|&quot;&amp;[.J35]&amp;&quot;|&quot;&amp;[.K35]" office:value-type="string" office:string-value="PracovniStitek|3|cid_zamestnanec|0|Integer||0||zamestnanec|id_zamestnanec" calcext:value-type="string">
            <text:p>PracovniStitek|3|cid_zamestnanec|0|Integer||0||zamestnanec|id_zamestnanec</text:p>
          </table:table-cell>
          <table:table-cell office:value-type="string" calcext:value-type="string">
            <text:p>PracovniStit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36]&amp;&quot;|&quot;&amp;[.C36]&amp;&quot;|&quot;&amp;[.D36]&amp;&quot;|&quot;&amp;[.E36]&amp;&quot;|&quot;&amp;[.F36]&amp;&quot;|&quot;&amp;[.G36]&amp;&quot;|&quot;&amp;[.H36]&amp;&quot;|&quot;&amp;[.I36]&amp;&quot;|&quot;&amp;[.J36]&amp;&quot;|&quot;&amp;[.K36]" office:value-type="string" office:string-value="PracovniStitek|4|cid_predmet|0|Integer||0||predmet|id_predmet" calcext:value-type="string">
            <text:p>PracovniStitek|4|cid_predmet|0|Integer||0||predmet|id_predmet</text:p>
          </table:table-cell>
          <table:table-cell office:value-type="string" calcext:value-type="string">
            <text:p>Pracovni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37]&amp;&quot;|&quot;&amp;[.C37]&amp;&quot;|&quot;&amp;[.D37]&amp;&quot;|&quot;&amp;[.E37]&amp;&quot;|&quot;&amp;[.F37]&amp;&quot;|&quot;&amp;[.G37]&amp;&quot;|&quot;&amp;[.H37]&amp;&quot;|&quot;&amp;[.I37]&amp;&quot;|&quot;&amp;[.J37]&amp;&quot;|&quot;&amp;[.K37]" office:value-type="string" office:string-value="PracovniStitek|5|typ|0|varchar(20)||0|||" calcext:value-type="string">
            <text:p>PracovniStitek|5|typ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8]&amp;&quot;|&quot;&amp;[.C38]&amp;&quot;|&quot;&amp;[.D38]&amp;&quot;|&quot;&amp;[.E38]&amp;&quot;|&quot;&amp;[.F38]&amp;&quot;|&quot;&amp;[.G38]&amp;&quot;|&quot;&amp;[.H38]&amp;&quot;|&quot;&amp;[.I38]&amp;&quot;|&quot;&amp;[.J38]&amp;&quot;|&quot;&amp;[.K38]" office:value-type="string" office:string-value="PracovniStitek|6|pocet_studentu|0|Integer||0|||" calcext:value-type="string">
            <text:p>PracovniStitek|6|pocet_student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9]&amp;&quot;|&quot;&amp;[.C39]&amp;&quot;|&quot;&amp;[.D39]&amp;&quot;|&quot;&amp;[.E39]&amp;&quot;|&quot;&amp;[.F39]&amp;&quot;|&quot;&amp;[.G39]&amp;&quot;|&quot;&amp;[.H39]&amp;&quot;|&quot;&amp;[.I39]&amp;&quot;|&quot;&amp;[.J39]&amp;&quot;|&quot;&amp;[.K39]" office:value-type="string" office:string-value="PracovniStitek|7|pocet_hodin|0|Integer||0|||" calcext:value-type="string">
            <text:p>PracovniStitek|7|pocet_hodin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hod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0]&amp;&quot;|&quot;&amp;[.C40]&amp;&quot;|&quot;&amp;[.D40]&amp;&quot;|&quot;&amp;[.E40]&amp;&quot;|&quot;&amp;[.F40]&amp;&quot;|&quot;&amp;[.G40]&amp;&quot;|&quot;&amp;[.H40]&amp;&quot;|&quot;&amp;[.I40]&amp;&quot;|&quot;&amp;[.J40]&amp;&quot;|&quot;&amp;[.K40]" office:value-type="string" office:string-value="PracovniStitek|8|pocet_tydnu|0|Integer||0|||" calcext:value-type="string">
            <text:p>PracovniStitek|8|pocet_tydn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1]&amp;&quot;|&quot;&amp;[.C41]&amp;&quot;|&quot;&amp;[.D41]&amp;&quot;|&quot;&amp;[.E41]&amp;&quot;|&quot;&amp;[.F41]&amp;&quot;|&quot;&amp;[.G41]&amp;&quot;|&quot;&amp;[.H41]&amp;&quot;|&quot;&amp;[.I41]&amp;&quot;|&quot;&amp;[.J41]&amp;&quot;|&quot;&amp;[.K41]" office:value-type="string" office:string-value="PracovniStitek|9|jazyk|0|Integer||0|||" calcext:value-type="string">
            <text:p>PracovniStitek|9|jazyk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2]&amp;&quot;|&quot;&amp;[.C42]&amp;&quot;|&quot;&amp;[.D42]&amp;&quot;|&quot;&amp;[.E42]&amp;&quot;|&quot;&amp;[.F42]&amp;&quot;|&quot;&amp;[.G42]&amp;&quot;|&quot;&amp;[.H42]&amp;&quot;|&quot;&amp;[.I42]&amp;&quot;|&quot;&amp;[.J42]&amp;&quot;|&quot;&amp;[.K42]" office:value-type="string" office:string-value="PracovniStitek|10|pracovni_body|0|double precision||0|||" calcext:value-type="string">
            <text:p>PracovniStitek|10|pracovni_body|0|double precision||0|||</text:p>
          </table:table-cell>
          <table:table-cell office:value-type="string" calcext:value-type="string">
            <text:p>PracovniStit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atributy.A1:atributy.K4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8:00:07.644000000</meta:creation-date>
    <dc:date>2021-03-27T08:45:03.354000000</dc:date>
    <meta:editing-duration>PT2M48S</meta:editing-duration>
    <meta:editing-cycles>2</meta:editing-cycles>
    <meta:generator>LibreOffice/7.1.1.2$Windows_X86_64 LibreOffice_project/fe0b08f4af1bacafe4c7ecc87ce55bb426164676</meta:generator>
    <meta:document-statistic meta:table-count="2" meta:cell-count="331" meta:object-count="0"/>
  </office:meta>
</office:document-meta>
</file>